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yui_3_17_2_1_1698678082856_597"/>El usuario deberá introducir una hora y se deberá validar el ingreso de una hora con el formato hh:mm:ss o hh:mm</text:p>
      <text:p text:style-name="P4">En el caso de ser correcto se indicará formato correcto y en caso contrario incorrecto</text:p>
      <text:p text:style-name="P5">Nota: utilizar expresiones regulare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30T16:02:19.198116090</dc:date>
    <meta:editing-duration>PT10M46S</meta:editing-duration>
    <meta:editing-cycles>16</meta:editing-cycles>
    <meta:generator>LibreOffice/7.4.7.2$Linux_X86_64 LibreOffice_project/40$Build-2</meta:generator>
    <meta:document-statistic meta:table-count="0" meta:image-count="0" meta:object-count="0" meta:page-count="1" meta:paragraph-count="3" meta:word-count="40" meta:character-count="234" meta:non-whitespace-character-count="197"/>
  </office:meta>
</office:document-meta>
</file>